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728cm" fo:min-width="5.57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368cm" fo:min-width="4.71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8.634cm" fo:min-width="7.984cm" draw:shadow="hidden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94cm" fo:min-width="3.644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6.4cm" svg:height="3.3cm" svg:x="3.6cm" svg:y="11.3cm">
          <text:p text:style-name="P1">Programa</text:p>
          <text:p text:style-name="P1">Cli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5cm" svg:height="2.9cm" svg:x="4.1cm" svg:y="6.1cm">
          <text:p text:style-name="P1">Sistema</text:p>
          <text:p text:style-name="P1">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2" xml:id="id4" draw:id="id4" draw:layer="layout" svg:width="9.4cm" svg:height="9.8cm" svg:x="17.299cm" svg:y="5.099cm" svg:viewBox="0 0 9401 9801" svg:d="M1566 0c-783 0-1566 783-1566 1566v6668c0 783 783 1567 1566 1567h6268c783 0 1567-784 1567-1567v-6668c0-783-784-1566-1567-1566zM1098 4460c0 19-4 36-10 53-6 16-16 31-28 43-13 12-28 21-47 28s-41 11-66 11h-128v171h-59v-438h183c26 0 49 3 68 9 19 7 35 16 48 27 13 12 23 26 29 42s10 34 10 54zM1038 4460c0-27-8-49-25-63s-43-22-77-22h-117v173h120c34 0 59-7 75-23 16-15 24-36 24-65zM1175 4765v-258c0-7-1-14-1-21s0-15 0-21c0-7-1-14-1-20s0-11 0-16h52c1 5 1 10 1 17 0 6 1 12 1 18 0 7 1 13 1 19s0 11 0 15h1c4-13 8-24 13-34 4-9 9-17 15-23s13-10 22-13c8-3 18-5 30-5 4 0 9 0 13 1s7 1 9 2v51c-3-1-8-1-13-2s-10-1-16-1c-13 0-24 3-33 9s-16 14-22 24-10 22-13 37c-2 14-4 29-4 46v175zM1669 4597c0 58-13 102-39 131s-63 43-112 43c-24 0-45-4-63-11s-34-17-47-32c-12-14-22-32-29-54-6-22-10-48-10-77 0-116 50-174 151-174 26 0 48 3 67 11 19 7 34 18 46 32 13 15 22 33 27 55 6 21 9 47 9 76zM1610 4597c0-27-2-48-6-65s-10-31-17-41c-8-10-18-17-29-21s-23-6-38-6c-14 0-27 2-38 6-12 5-21 12-29 22s-15 24-19 41-6 38-6 64 2 47 7 64c4 17 10 31 18 41s18 17 29 22c10 4 22 6 35 6 14 0 27-2 39-6 11-4 21-11 29-22 8-10 15-23 19-41 4-17 6-38 6-64zM1863 4897c-19 0-36-2-51-6s-27-9-38-17c-10-7-19-16-26-26-6-10-11-22-14-34l56-8c4 15 12 27 25 36 13 8 29 12 50 12 13 0 24-1 34-5 11-3 20-9 27-17s13-18 16-30c4-12 6-28 6-45v-55c-4 9-9 17-16 25-6 8-13 14-22 20s-19 11-30 15c-12 3-25 5-40 5-21 0-40-3-55-10-15-8-27-18-37-33-10-14-17-32-21-53-5-21-7-45-7-73 0-27 2-51 7-73 4-21 12-40 22-55s23-26 39-34 35-12 58-12c24 0 44 5 62 16 17 11 31 27 40 47h1c0-5 0-11 0-18 1-6 1-12 1-18 1-6 1-10 1-15 1-4 1-6 2-7h53c0 2-1 5-1 10 0 4 0 10-1 16 0 6 0 13 0 20 0 8 0 16 0 24v256c0 47-12 83-35 106-23 24-58 36-106 36zM1948 4597c0-23-2-43-7-60s-12-30-20-41c-8-10-18-18-29-23-10-5-21-7-32-7-15 0-27 2-37 7s-19 13-25 23c-7 11-12 25-15 41-4 17-5 37-5 60 0 24 1 45 5 61 3 16 8 30 14 40 7 10 15 17 25 22 11 4 23 6 37 6 11 0 22-2 32-7 11-5 21-12 29-23 9-10 15-23 21-40 5-16 7-36 7-59zM2090 4765v-258c0-7-1-14-1-21s0-15 0-21c0-7-1-14-1-20s0-11 0-16h52c1 5 1 10 1 17 0 6 1 12 1 18 0 7 1 13 1 19s0 11 0 15h1c4-13 8-24 13-34 4-9 9-17 15-23s13-10 22-13c8-3 18-5 30-5 4 0 9 0 13 1s7 1 9 2v51c-3-1-8-1-13-2s-10-1-16-1c-13 0-24 3-33 9s-16 14-22 24-10 22-13 37c-2 14-4 29-4 46v175zM2385 4771c-34 0-59-9-76-27s-26-42-26-73c0-23 5-41 13-55s19-25 33-34c13-8 29-13 46-16 18-4 35-5 53-5h76v-19c0-13-2-25-5-35s-7-18-13-24-14-10-23-13-19-4-31-4c-11 0-21 0-29 2-9 1-17 4-23 8s-12 10-16 17-6 15-7 26l-59-5c2-14 6-26 12-37s14-21 25-29c10-8 24-14 40-18 16-5 35-7 58-7 42 0 74 10 95 29s32 47 32 84v145c0 16 2 29 7 37 4 8 12 12 24 12 3 0 7 0 10 0 3-1 6-1 9-2v35c-7 2-14 3-21 4s-15 1-22 1c-11 0-20-1-28-4-7-3-13-7-18-13s-8-13-11-21c-2-8-4-18-5-29h-1c-6 10-13 20-20 29-7 8-16 16-25 22-10 6-20 11-32 14-13 3-26 5-42 5zM2398 4729c17 0 33-3 46-10 14-6 25-14 33-24 9-10 16-21 20-33s7-24 7-35v-27h-61c-14 0-27 1-39 3-13 1-23 5-33 10-9 5-16 13-22 22-5 9-8 22-8 37 0 18 5 32 15 42 9 10 23 15 42 15zM2847 4765v-213c0-16-1-30-3-41-3-11-6-20-11-26-5-7-11-12-19-15-8-2-17-4-29-4s-22 2-32 7c-9 5-17 12-24 20-7 9-12 20-16 33-3 13-5 28-5 44v195h-55v-264c0-7-1-15-1-22 0-8 0-15 0-22s-1-13-1-18 0-8 0-10h52c1 1 1 4 1 9 0 4 0 9 1 15 0 6 0 12 1 18 0 6 0 11 0 16h1c5-10 10-19 16-27s12-14 20-20c8-5 17-9 27-12s22-5 35-5c25 0 45 5 60 15s25 26 31 49h1c5-10 10-19 17-27 6-8 13-14 21-20 9-5 18-9 28-12 11-3 22-5 36-5 17 0 31 2 43 7 13 4 23 11 31 21 8 9 13 22 17 37s6 33 6 53v224h-56v-213c0-16-1-30-3-41s-5-20-10-26c-5-7-11-12-19-15-8-2-18-4-29-4-12 0-22 2-32 7-9 4-18 11-24 20-7 8-12 19-16 32-3 13-5 28-5 45v195zM3266 4771c-34 0-59-9-76-27s-26-42-26-73c0-23 5-41 13-55s19-25 33-34c13-8 29-13 46-16 18-4 35-5 53-5h76v-19c0-13-2-25-5-35s-7-18-13-24-14-10-23-13-19-4-31-4c-11 0-21 0-29 2-9 1-17 4-23 8s-12 10-16 17-6 15-7 26l-59-5c2-14 6-26 12-37s14-21 25-29c10-8 24-14 40-18 16-5 35-7 58-7 42 0 74 10 95 29s32 47 32 84v145c0 16 2 29 7 37 4 8 12 12 24 12 3 0 7 0 10 0 3-1 6-1 9-2v35c-7 2-14 3-21 4s-15 1-22 1c-11 0-20-1-28-4-7-3-13-7-18-13s-8-13-11-21c-2-8-4-18-5-29h-1c-6 10-13 20-20 29-7 8-16 16-25 22-10 6-20 11-32 14-13 3-26 5-42 5zM3279 4729c17 0 33-3 46-10 14-6 25-14 33-24 9-10 16-21 20-33s7-24 7-35v-27h-61c-14 0-27 1-39 3-13 1-23 5-33 10-9 5-16 13-22 22-5 9-8 22-8 37 0 18 5 32 15 42 9 10 23 15 42 15zM1102 5355c0 18-4 35-11 51-7 15-18 29-33 40s-33 20-56 27c-23 6-50 9-81 9-54 0-96-10-127-29-30-19-49-46-58-82l58-12c3 12 7 22 13 31 6 10 14 18 24 25 11 6 23 11 38 15s34 6 55 6c17 0 33-2 48-5s27-7 38-14c10-6 19-14 24-24 6-9 9-21 9-35s-3-26-9-35c-7-8-16-16-28-22-12-5-26-10-42-14s-34-8-54-13c-13-3-25-6-37-9s-24-7-35-11c-12-5-22-10-32-16s-19-13-26-21c-7-9-13-19-17-30s-6-24-6-38c0-21 4-38 12-53 9-15 20-27 35-37 15-9 33-16 53-20 20-5 42-7 66-7 27 0 50 2 69 6 19 5 36 11 49 19 13 9 24 19 32 32 8 12 14 27 19 44l-59 10c-3-11-7-20-12-28-6-9-13-16-22-21-9-6-19-10-32-13s-28-4-45-4c-20 0-37 2-51 5-14 4-25 9-33 15s-14 13-18 22c-4 8-6 17-6 27 0 13 4 24 10 32 7 8 16 15 27 21s24 10 39 14c14 4 30 7 46 11 14 3 27 6 40 10 14 3 27 7 39 11 12 5 23 10 34 16s20 13 28 22c8 8 14 19 18 30 5 12 7 26 7 42zM1216 5320c0 17 2 34 6 48 3 15 9 28 16 38 8 11 17 19 29 25s26 9 43 9c24 0 43-5 58-14 14-10 24-22 29-37l49 14c-3 9-8 18-14 28-7 9-15 18-26 25-10 8-23 14-39 19s-35 7-57 7c-50 0-88-15-114-44-26-30-39-74-39-132 0-32 4-58 12-80s19-40 33-53c13-14 29-24 47-30s38-9 59-9c28 0 51 4 70 13 19 10 34 22 46 38 11 16 19 35 24 57s7 45 7 70v8zM1398 5277c-3-35-12-61-27-78-15-16-36-24-64-24-10 0-19 2-30 5-10 3-19 8-28 16-9 7-16 18-22 31s-9 30-10 50zM1527 5476v-258c0-7-1-14-1-21s0-15 0-21c0-7-1-14-1-20s0-11 0-16h52c1 5 1 10 1 17 0 6 1 12 1 18 0 7 1 13 1 19s0 11 0 15h1c4-13 8-24 13-34 4-9 9-17 15-23s13-10 22-13c8-3 18-5 30-5 4 0 9 0 13 1s7 1 9 2v51c-3-1-8-1-13-2s-10-1-16-1c-13 0-24 3-33 9s-16 14-22 24-10 22-13 37c-2 14-4 29-4 46v175zM1884 5476h-66l-122-336h59l74 219c1 4 3 10 5 16 2 7 4 14 6 21s4 13 6 20c2 6 3 12 4 16 2-4 3-10 5-16 2-7 4-13 6-20s4-14 7-20c2-7 4-12 5-17l77-219h59zM2054 5069v-53h56v53zM2054 5477v-336h56v336zM2406 5423c-10 21-24 37-41 46s-38 14-63 14c-43 0-74-14-94-43-20-28-30-72-30-130 0-117 41-175 124-175 25 0 46 4 63 14 17 9 31 24 41 44h1c0-2 0-5 0-10-1-4-1-9-1-14s0-9 0-14v-9-130h56v391c0 8 0 16 0 24 0 7 0 14 0 20 1 6 1 12 1 16 0 5 1 8 1 10h-54c0-3 0-5-1-9 0-4 0-8-1-13 0-5 0-11 0-16-1-5-1-11-1-16zM2237 5309c0 23 1 43 4 59 3 17 8 30 14 41s15 18 25 23c9 5 22 8 36 8 15 0 27-3 39-7 11-5 20-13 28-23 8-11 13-25 17-42s6-38 6-63c0-24-2-44-6-61-4-16-10-29-17-39-8-11-17-18-28-22-11-5-24-7-39-7-13 0-25 2-35 7s-18 13-25 23c-6 11-11 24-14 41-4 17-5 38-5 62zM2829 5308c0 58-13 102-39 131s-63 43-112 43c-24 0-45-4-63-11s-34-17-47-32c-12-14-22-32-29-54-6-22-10-48-10-77 0-116 50-174 151-174 26 0 48 3 67 11 19 7 34 18 46 32 13 15 22 33 27 55 6 21 9 47 9 76zM2770 5308c0-27-2-48-6-65s-10-31-17-41c-8-10-18-17-29-21s-23-6-38-6c-14 0-27 2-38 6-12 5-21 12-29 22s-15 24-19 41-6 38-6 64 2 47 7 64c4 17 10 31 18 41s18 17 29 22c10 4 22 6 35 6 14 0 27-2 39-6 11-4 21-11 29-22 8-10 15-23 19-41 4-17 6-38 6-64zM2898 5476v-258c0-7-1-14-1-21s0-15 0-21c0-7-1-14-1-20s0-11 0-16h52c1 5 1 10 1 17 0 6 1 12 1 18 0 7 1 13 1 19s0 11 0 15h1c4-13 8-24 13-34 4-9 9-17 15-23s13-10 22-13c8-3 18-5 30-5 4 0 9 0 13 1s7 1 9 2v51c-3-1-8-1-13-2s-10-1-16-1c-13 0-24 3-33 9s-16 14-22 24-10 22-13 37c-2 14-4 29-4 46v175zM2057 5700c-279 0-557 324-557 650v2600c0 326 278 651 557 651h5286c278 0 557-325 557-651v-2600c0-326-279-650-557-650zM3880 7733c0 15-3 29-8 42s-12 24-23 33c-11 10-24 17-40 22s-35 8-57 8c-39 0-69-8-91-24-21-15-35-38-41-68l41-10c2 10 5 18 9 26 5 8 10 14 18 20 7 6 16 10 27 13 10 3 23 5 38 5 13 0 24-2 35-4 10-3 19-6 27-12 7-5 13-11 17-19 4-9 6-18 6-30s-2-21-7-29c-4-7-11-13-19-18s-18-9-30-12-25-7-39-10c-8-3-17-5-26-8-9-2-17-6-25-9-8-4-15-8-23-13-7-5-13-11-18-18s-9-15-12-24c-3-10-4-20-4-32 0-17 3-32 9-44 6-13 14-23 24-31 11-8 23-13 38-17 14-4 30-5 47-5 19 0 35 1 49 5 14 3 25 9 35 16 9 7 17 16 22 26 6 10 10 22 14 36l-42 9c-2-9-5-17-9-24s-9-12-15-17-14-8-23-11c-9-2-20-3-32-3-14 0-26 1-36 4s-18 7-24 12c-6 6-10 12-13 19-2 7-3 14-3 22 0 11 2 20 7 27 4 7 10 13 18 17 8 5 18 9 28 12s22 6 33 9c10 3 19 5 29 8 9 3 18 6 27 9 9 4 17 8 24 13 8 5 15 12 20 19 6 7 10 15 13 25s5 21 5 35zM3931 7496v-45h39v45zM3931 7834v-279h39v279zM4169 7833v-177c0-13 0-24-2-34-1-9-4-16-7-22-4-5-8-9-14-11-5-3-12-4-20-4-9 0-16 2-23 6s-13 9-17 17c-5 7-9 16-11 27-3 10-4 23-4 37v161h-40v-219c0-6 0-12 0-19 0-6 0-12 0-18s-1-10-1-15c0-4 0-6 0-8h37c1 1 1 4 1 7 0 4 0 8 0 13 1 5 1 10 1 15s0 10 0 13h1c3-8 7-15 11-22 4-6 9-12 15-16 5-5 12-9 19-11s15-4 24-4c19 0 33 4 43 13 11 8 18 22 22 40h1c3-8 7-15 12-22 4-6 9-12 15-16 6-5 13-9 20-11s16-4 25-4c12 0 23 2 31 6 9 4 16 10 22 17 6 8 10 19 12 31 3 12 4 27 4 44v186h-39v-177c0-13-1-24-2-34-2-9-4-16-8-22-3-5-8-9-13-11-6-3-13-4-21-4s-16 2-22 6c-7 3-13 9-18 16-4 7-8 16-11 27-2 11-4 23-4 38v161zM4445 7554v177c0 13 1 25 3 34s4 16 8 22 9 9 15 12c6 2 14 3 23 3 10 0 18-2 26-6 8-3 14-9 19-16 6-8 10-17 13-27 3-11 4-23 4-37v-162h40v219c0 6 0 12 0 19 0 6 0 12 0 18 1 6 1 11 1 15s0 7 0 8h-37c0-1-1-3-1-7s0-8 0-13-1-10-1-15 0-9 0-13h-1c-3 8-8 16-12 22-5 7-10 12-16 17-6 4-13 8-21 10-8 3-17 4-27 4-13 0-25-2-34-6-10-3-18-9-24-17s-10-18-13-31c-3-12-5-27-5-44v-186zM4657 7834v-383h40v383zM4817 7838c-24 0-42-7-54-22-13-15-19-35-19-61 0-19 3-34 9-46 6-11 14-21 24-27 9-7 20-12 33-14 12-3 25-4 37-4h54v-16c0-11-1-21-3-29s-5-15-10-20c-4-5-9-9-16-11-6-2-13-3-22-3-8 0-15 0-21 1-6 2-11 4-16 7-5 4-8 8-11 14s-5 13-6 22l-41-5c1-11 4-21 8-30 5-9 10-17 18-24 7-6 17-12 28-15 12-4 26-6 42-6 30 0 52 8 67 24 16 16 23 40 23 70v120c0 14 2 24 5 31s9 10 17 10c3 0 5 0 7 0 2-1 4-1 6-1v28c-5 2-10 3-15 4-4 0-10 1-15 1-8 0-14-2-20-4-5-2-9-6-13-11-3-4-6-10-7-17-2-7-3-15-4-24h-1c-4 9-9 17-14 24s-11 13-18 18-14 9-23 12c-8 3-18 4-29 4zM4826 7803c12 0 23-2 33-8 9-5 17-12 23-20 7-9 11-18 14-28s5-19 5-28v-23h-43c-10 0-19 1-28 2-9 2-17 5-23 9-7 4-12 10-16 18s-6 18-6 31c0 15 4 27 11 35s17 12 30 12zM5036 7692c0 16 1 31 3 44 2 14 6 25 10 35 5 10 11 17 19 23 8 5 17 7 28 7 14 0 26-4 36-13 9-8 15-22 17-40h40c-1 12-4 23-8 34-5 11-11 21-18 29-8 8-17 15-28 20s-23 7-38 7c-18 0-34-4-47-11s-24-18-32-31c-8-12-14-28-18-45-3-18-5-37-5-58 0-18 1-35 4-49 2-14 6-27 11-38 5-10 10-19 17-27 6-7 13-13 21-17 7-5 15-8 24-10 8-2 17-3 25-3 13 0 25 2 36 7 10 4 19 10 27 17 7 8 13 17 18 27s8 21 10 32l-41 4c-2-15-7-28-15-37-9-9-21-13-36-13-11 0-21 2-28 6-8 5-14 11-19 20-4 9-8 20-10 33-2 14-3 29-3 47zM5231 7496v-45h40v45zM5231 7834v-279h40v279zM5533 7693c0 49-9 85-28 109-18 24-45 36-80 36-16 0-31-3-44-9-14-6-25-14-34-26-9-13-16-28-20-46-5-18-7-39-7-64 0-96 35-144 106-144 19 0 35 3 48 9 14 6 25 15 33 27 9 12 15 27 20 45 4 18 6 39 6 63zM5491 7693c0-21-1-39-4-53s-7-26-13-34c-5-8-12-14-20-18-8-3-17-5-27-5s-19 2-27 6c-9 3-15 9-21 18-6 8-10 19-13 33-3 15-5 32-5 53 0 22 2 40 5 54s8 25 13 34c6 8 13 14 20 18 8 3 17 5 26 5 10 0 19-2 27-5 8-4 15-9 21-18 6-8 10-20 13-34s5-32 5-54zM5396 7524v-6l47-73h46v7l-73 72zM5732 7833v-177c0-13-1-24-2-34-2-9-5-16-9-22-4-5-9-9-15-11-6-3-14-4-23-4-10 0-18 2-26 6-7 4-14 9-19 17-5 7-10 16-12 27-3 10-5 23-5 37v161h-40v-219c0-6 0-12 0-19 0-6 0-12 0-18s0-10 0-15c-1-4-1-6-1-8h38c0 1 0 4 0 7 0 4 0 8 1 13 0 5 0 10 0 15s0 10 0 13h1c4-8 8-15 13-22 4-6 9-12 15-16 7-5 13-9 21-11s17-4 27-4c14 0 25 2 34 6 10 4 18 10 24 17 6 8 11 19 14 31s4 27 4 44v186zM4700 8355c-71 0-142 83-142 166v664c0 83 71 167 142 167h2347c71 0 143-84 143-167v-664c0-83-72-166-143-166zM4871 8853c0-28 3-54 10-77 6-23 16-42 29-58s29-28 49-37c19-9 41-13 67-13 19 0 35 2 50 6 14 4 27 9 37 17 11 7 20 16 27 27 8 10 14 22 19 35l-40 14c-4-9-9-17-14-24s-12-14-19-19c-8-5-17-9-27-12s-22-4-35-4c-18 0-35 3-49 10s-25 17-34 30c-9 12-16 28-21 46-4 17-6 37-6 59s2 42 7 60 12 34 22 47c9 13 21 23 35 30 14 8 31 11 50 11 12 0 23-1 33-3 11-3 20-6 28-10 8-3 16-8 22-13 6-4 12-9 16-14v-65h-93v-41h132v125c-7 8-15 16-25 23-9 8-19 14-31 20s-24 10-38 13c-14 4-29 5-44 5-27 0-49-4-69-14-20-9-36-22-49-39s-23-37-29-60c-7-23-10-48-10-75zM5458 9036l-36-106h-141l-36 106h-44l127-363h48l125 363zM5370 8772c-3-7-5-14-7-21s-4-13-6-19c-1-6-3-11-4-15-1-3-2-6-2-7 0 1-1 4-2 8s-2 8-4 14c-1 6-3 13-5 20-3 7-5 14-7 20l-40 120h117zM5539 9036v-363h42v323h157v40zM6009 9036l-36-106h-141l-36 106h-44l127-363h48l125 363zM5921 8772c-3-7-5-14-7-21s-4-13-6-19c-1-6-3-11-4-15-1-3-1-6-2-7 0 1-1 4-2 8s-2 8-4 14c-1 6-3 13-5 20-3 7-5 14-7 20l-40 120h117zM6175 8714v322h-42v-322h-106v-41h255v41zM6333 9036v-363h236v41h-194v116h181v40h-181v126h203v40zM6855 9036l-36-106h-141l-36 106h-44l127-363h48l125 363zM6767 8772c-2-7-5-14-7-21s-4-13-5-19c-2-6-3-11-4-15-2-3-2-6-2-7-1 1-1 4-2 8s-3 8-4 14c-2 6-4 13-6 20s-4 14-7 20l-39 120h116z">
          <text:p/>
        </draw:path>
        <draw:custom-shape draw:style-name="gr4" draw:text-style-name="P1" xml:id="id1" draw:id="id1" draw:layer="layout" svg:width="4.3cm" svg:height="1.6cm" svg:x="4.7cm" svg:y="3.2cm">
          <text:p text:style-name="P1">Usu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85cm" svg:y1="4.8cm" svg:x2="6.85cm" svg:y2="6.1cm" draw:start-shape="id1" draw:start-glue-point="2" draw:end-shape="id2" draw:end-glue-point="0" svg:d="M6850 4800v1300" svg:viewBox="0 0 1 1301">
          <text:p/>
        </draw:connector>
        <draw:connector draw:style-name="gr5" draw:text-style-name="P1" draw:layer="layout" draw:type="line" svg:x1="6.85cm" svg:y1="9cm" svg:x2="6.8cm" svg:y2="11.3cm" draw:start-shape="id2" draw:start-glue-point="2" draw:end-shape="id3" draw:end-glue-point="0" svg:d="M6850 9000l-50 2300" svg:viewBox="0 0 51 2301">
          <text:p/>
        </draw:connector>
        <draw:connector draw:style-name="gr6" draw:text-style-name="P3" draw:layer="layout" draw:type="line" svg:x1="10cm" svg:y1="12.95cm" svg:x2="17.299cm" svg:y2="9.999cm" draw:start-shape="id3" draw:start-glue-point="1" draw:end-shape="id4" draw:end-glue-point="3" svg:d="M10000 12950l7299-2951" svg:viewBox="0 0 7300 2952">
          <text:p text:style-name="P3"><text:span text:style-name="T1">Protocolo de Comunicació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7:07:33.308136953</meta:creation-date>
    <dc:date>2016-10-28T10:47:16.243118075</dc:date>
    <dc:creator>Erik Velasquez</dc:creator>
    <meta:editing-duration>PT14M39S</meta:editing-duration>
    <meta:editing-cycles>3</meta:editing-cycles>
    <meta:generator>LibreOffice/4.3.7.2$Linux_X86_64 LibreOffice_project/430$Build-2</meta:generator>
    <meta:document-statistic meta:object-count="7"/>
  </office:meta>
</office:document-meta>
</file>